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6.1909in" svg:x="4.2386in" svg:y="3.7752in">
            <draw:object draw:notify-on-update-of-ranges="Sheet1.B41:Sheet1.B50 Sheet1.A41:Sheet1.A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pache Hadoo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uW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ogle Analytic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P System Manag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BM Tivoli Storage Manag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bo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 U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gin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acle Application Serv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lu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N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l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alle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jango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e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ache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upa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edor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TTP-Serv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bia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yth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crosoft SharePoi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penSSL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pache Tomca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uby On Rail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indows Serv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ordpres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uby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H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Ubuntu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ed Hat</text:p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1902in" svg:height="4.5087in" svg:x="7.328in" svg:y="0.8547in">
            <draw:object draw:notify-on-update-of-ranges="Sheet2.H15:Sheet2.H33 Sheet2.G15:Sheet2.G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Apach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Dell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allery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HTTP-Server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boss Web</text:p>
          </table:table-cell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string">
            <text:p>Apache Tomcat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string">
            <text:p>Django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string">
            <text:p>Drupal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string">
            <text:p>OpenSSL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string">
            <text:p>OpenSSL</text:p>
          </table:table-cell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office:value-type="string">
            <text:p>HP</text:p>
          </table:table-cell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office:value-type="string">
            <text:p>Java</text:p>
          </table:table-cell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office:value-type="string">
            <text:p>Fedora</text:p>
          </table:table-cell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string">
            <text:p>Zend</text:p>
          </table:table-cell>
        </table:table-row>
        <table:table-row table:style-name="ro2">
          <table:table-cell table:number-columns-repeated="6"/>
          <table:table-cell office:value-type="float" office:value="5">
            <text:p>5</text:p>
          </table:table-cell>
          <table:table-cell office:value-type="string">
            <text:p>Ubuntu</text:p>
          </table:table-cell>
        </table:table-row>
        <table:table-row table:style-name="ro2">
          <table:table-cell table:number-columns-repeated="6"/>
          <table:table-cell office:value-type="float" office:value="5">
            <text:p>5</text:p>
          </table:table-cell>
          <table:table-cell office:value-type="string">
            <text:p>MySQL</text:p>
          </table:table-cell>
        </table:table-row>
        <table:table-row table:style-name="ro2">
          <table:table-cell table:number-columns-repeated="6"/>
          <table:table-cell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2">
          <table:table-cell table:number-columns-repeated="6"/>
          <table:table-cell office:value-type="float" office:value="6">
            <text:p>6</text:p>
          </table:table-cell>
          <table:table-cell office:value-type="string">
            <text:p>Debian</text:p>
          </table:table-cell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string">
            <text:p>WordPress</text:p>
          </table:table-cell>
        </table:table-row>
        <table:table-row table:style-name="ro2">
          <table:table-cell table:number-columns-repeated="6"/>
          <table:table-cell office:value-type="float" office:value="7">
            <text:p>7</text:p>
          </table:table-cell>
          <table:table-cell office:value-type="string">
            <text:p>PHP</text:p>
          </table:table-cell>
        </table:table-row>
        <table:table-row table:style-name="ro2">
          <table:table-cell table:number-columns-repeated="6"/>
          <table:table-cell office:value-type="float" office:value="7">
            <text:p>7</text:p>
          </table:table-cell>
          <table:table-cell office:value-type="string">
            <text:p>Ubuntu</text:p>
          </table:table-cell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string">
            <text:p>Microsoft SharePoint</text:p>
          </table:table-cell>
        </table:table-row>
        <table:table-row table:style-name="ro2">
          <table:table-cell table:number-columns-repeated="6"/>
          <table:table-cell office:value-type="float" office:value="11">
            <text:p>11</text:p>
          </table:table-cell>
          <table:table-cell office:value-type="string">
            <text:p>Windows Server</text:p>
          </table:table-cell>
        </table:table-row>
        <table:table-row table:style-name="ro2">
          <table:table-cell table:number-columns-repeated="6"/>
          <table:table-cell office:value-type="float" office:value="21">
            <text:p>21</text:p>
          </table:table-cell>
          <table:table-cell office:value-type="string">
            <text:p>Red Hat</text:p>
          </table:table-cell>
        </table:table-row>
      </table:table>
      <table:named-expressions/>
      <table:database-ranges>
        <table:database-range table:name="__Anonymous_Sheet_DB__0" table:target-range-address="Sheet1.A1:Sheet1.B5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G1:Sheet2.H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01:08</meta:creation-date>
    <dc:date>2015-01-14T15:00:12</dc:date>
    <meta:editing-duration>PT42M52S</meta:editing-duration>
    <meta:editing-cycles>5</meta:editing-cycles>
    <meta:generator>LibreOffice/4.0.4.2$Linux_X86_64 LibreOffice_project/400m0$Build-2</meta:generator>
    <meta:document-statistic meta:table-count="2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title svg:x="6.411cm" svg:y="0.45cm" chart:style-name="ch2">
          <text:p>Emails per WAD Name</text:p>
        </chart:title>
        <chart:subtitle svg:x="6.675cm" svg:y="1.543cm" chart:style-name="ch3">
          <text:p>(Top 10 Most Frequent)</text:p>
        </chart:subtitle>
        <chart:plot-area chart:style-name="ch4" table:cell-range-address="Sheet1.A41:Sheet1.B50" chart:data-source-has-labels="column" svg:x="1.362cm" svg:y="2.854cm" svg:width="15.503cm" svg:height="11.577cm">
          <chartooo:coordinate-region svg:x="4.1cm" svg:y="2.854cm" svg:width="12.578cm" svg:height="10.93cm"/>
          <chart:axis chart:dimension="x" chart:name="primary-x" chart:style-name="ch5" chartooo:axis-type="auto">
            <chartooo:date-scale/>
            <chart:title svg:x="0.451cm" svg:y="9.546cm" chart:style-name="ch6">
              <text:p>WAD Name</text:p>
            </chart:title>
            <chart:categories table:cell-range-address="Sheet1.B41:Sheet1.B50"/>
          </chart:axis>
          <chart:axis chart:dimension="y" chart:name="primary-y" chart:style-name="ch7">
            <chart:title svg:x="7.773cm" svg:y="14.745cm" chart:style-name="ch8">
              <text:p>Number of Emails</text:p>
            </chart:title>
            <chart:grid chart:style-name="ch9" chart:class="major"/>
          </chart:axis>
          <chart:series chart:style-name="ch10" chart:values-cell-range-address="Sheet1.A41:Sheet1.A5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5:Sheet2.H33" chart:data-source-has-labels="column" svg:x="0.764cm" svg:y="1.051cm" svg:width="14.332cm" svg:height="9.753cm">
          <chartooo:coordinate-region svg:x="4.243cm" svg:y="1.051cm" svg:width="10.666cm" svg:height="9.106cm"/>
          <chart:axis chart:dimension="x" chart:name="primary-x" chart:style-name="ch3" chartooo:axis-type="auto">
            <chartooo:date-scale/>
            <chart:categories table:cell-range-address="Sheet2.H15:Sheet2.H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G15:Sheet2.G3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Apache Tomcat</text:p>
                <draw:g>
                  <svg:desc>Sheet2.H15:Sheet2.H33</svg:desc>
                </draw:g>
              </table:table-cell>
              <table:table-cell office:value-type="float" office:value="2">
                <text:p>2</text:p>
                <draw:g>
                  <svg:desc>Sheet2.G15:Sheet2.G33</svg:desc>
                </draw:g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hneid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column-mapping="0" chart:style-name="ch1">
        <chart:plot-area chart:style-name="ch2" table:cell-range-address="Sheet2.G15:Sheet2.H33" chart:data-source-has-labels="column" svg:x="0.764cm" svg:y="1.051cm" svg:width="14.332cm" svg:height="9.753cm">
          <chartooo:coordinate-region svg:x="4.243cm" svg:y="1.051cm" svg:width="10.666cm" svg:height="9.106cm"/>
          <chart:axis chart:dimension="x" chart:name="primary-x" chart:style-name="ch3" chartooo:axis-type="auto">
            <chartooo:date-scale/>
            <chart:categories table:cell-range-address="Sheet2.H15:Sheet2.H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G15:Sheet2.G3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Apache Tomcat</text:p>
                <draw:g>
                  <svg:desc>Sheet2.H15:Sheet2.H33</svg:desc>
                </draw:g>
              </table:table-cell>
              <table:table-cell office:value-type="float" office:value="2">
                <text:p>2</text:p>
                <draw:g>
                  <svg:desc>Sheet2.G15:Sheet2.G33</svg:desc>
                </draw:g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hneid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